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rter" svg:font-family="Charter, Georgia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ational2" svg:font-family="National2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line-height="100%" fo:orphans="2" fo:widows="2" fo:text-indent="0in" style:auto-text-indent="false" fo:padding="0in" fo:border="none"/>
      <style:text-properties fo:font-variant="normal" fo:text-transform="none" fo:color="#000000" loext:opacity="100%" style:font-name="Liberation Serif" fo:font-size="16pt" fo:font-style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text-properties fo:font-variant="normal" fo:text-transform="none" fo:color="#000000" loext:opacity="100%" style:font-name="Liberation Serif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orphans="2" fo:widows="2"/>
      <style:text-properties fo:font-variant="normal" fo:text-transform="none" fo:color="#000000" loext:opacity="100%" style:font-name="Charter" fo:font-size="14.2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Charter" fo:font-size="14.25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11111" loext:opacity="100%" style:font-name="Liberation Serif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11111" loext:opacity="100%" style:font-name="Liberation Serif" fo:font-size="11pt" fo:letter-spacing="normal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111111" loext:opacity="100%" style:font-name="Liberation Serif"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9" style:family="paragraph" style:parent-style-name="Standard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11111" loext:opacity="100%" style:font-name="Liberation Serif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text-properties fo:color="#111111" loext:opacity="100%" style:font-name="Liberation Serif" fo:font-size="11pt" style:text-underline-style="none" fo:font-weight="normal" officeooo:rsid="0010997c" officeooo:paragraph-rsid="0010997c" fo:background-color="transparent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20%" fo:orphans="2" fo:widows="2" fo:text-indent="0in" style:auto-text-indent="false" fo:padding="0in" fo:border="none"/>
      <style:text-properties officeooo:rsid="0002795f" officeooo:paragraph-rsid="00131127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20%" fo:orphans="2" fo:widows="2" fo:text-indent="0in" style:auto-text-indent="false" fo:padding="0in" fo:border="none"/>
      <style:text-properties fo:font-variant="normal" fo:text-transform="none" fo:color="#383838" loext:opacity="100%" style:font-name="Liberation Serif" fo:font-size="12pt" fo:font-style="italic" fo:font-weight="normal" officeooo:paragraph-rsid="00106733" style:font-size-asian="12pt" style:font-style-asian="italic" style:font-size-complex="12pt" style:font-style-complex="italic" loext:padding="0in" loext:border="none"/>
    </style:style>
    <style:style style:name="P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11111" loext:opacity="100%" style:font-name="Liberation Serif" fo:font-size="11pt" fo:letter-spacing="normal" fo:font-style="normal" style:text-underline-style="none" fo:font-weight="normal" fo:background-color="transparent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111111" loext:opacity="100%" style:font-name="Liberation Serif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Text_20_body">
      <style:text-properties fo:font-variant="normal" fo:text-transform="none" fo:color="#111111" loext:opacity="100%" style:font-name="Liberation Serif" fo:font-size="11pt" fo:letter-spacing="normal" fo:font-style="normal" style:text-underline-style="none" fo:font-weight="normal" officeooo:paragraph-rsid="001080e9" style:font-size-asian="11pt" style:font-weight-asian="normal" style:font-size-complex="11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20%" fo:orphans="2" fo:widows="2" fo:text-indent="0in" style:auto-text-indent="false" fo:padding="0in" fo:border="none"/>
      <style:text-properties officeooo:paragraph-rsid="0010997c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20%" fo:orphans="2" fo:widows="2" fo:text-indent="0in" style:auto-text-indent="false" fo:padding="0in" fo:border="none"/>
      <style:text-properties officeooo:paragraph-rsid="00131127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20%" fo:orphans="2" fo:widows="2" fo:text-indent="0in" style:auto-text-indent="false" fo:padding="0in" fo:border="none"/>
      <style:text-properties officeooo:rsid="0010997c" officeooo:paragraph-rsid="0010997c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20%" fo:orphans="2" fo:widows="2" fo:text-indent="0in" style:auto-text-indent="false" fo:padding="0in" fo:border="none"/>
      <style:text-properties fo:color="#000000" loext:opacity="100%" style:text-underline-style="solid" style:text-underline-width="auto" style:text-underline-color="font-color" fo:font-weight="bold" officeooo:rsid="0010997c" officeooo:paragraph-rsid="0010997c" style:font-weight-asian="bold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color="#111111" loext:opacity="100%" style:font-name="Liberation Serif"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fo:font-variant="normal" fo:text-transform="none" fo:color="#383838" loext:opacity="100%" style:font-name="Liberation Serif" fo:font-size="12pt" fo:font-style="normal" fo:font-weight="normal" officeooo:rsid="00106733" style:font-size-asian="12pt" style:font-size-complex="12pt" loext:padding="0in" loext:border="none"/>
    </style:style>
    <style:style style:name="T2" style:family="text">
      <style:text-properties fo:font-variant="normal" fo:text-transform="none" fo:color="#383838" loext:opacity="100%" style:font-name="Liberation Serif" fo:font-size="12pt" fo:letter-spacing="normal" fo:font-style="normal" fo:font-weight="normal" officeooo:rsid="00106733" style:font-size-asian="12pt" style:font-size-complex="12pt" loext:padding="0in" loext:border="none"/>
    </style:style>
    <style:style style:name="T3" style:family="text">
      <style:text-properties fo:font-variant="normal" fo:text-transform="none" fo:color="#111111" loext:opacity="100%" style:font-name="Liberation Serif" fo:font-size="11pt" fo:letter-spacing="normal" fo:font-style="normal" style:text-underline-style="none" fo:font-weight="normal" fo:background-color="transparent" loext:char-shading-value="0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111111" loext:opacity="100%" style:font-name="Liberation Serif" fo:font-size="11pt" fo:letter-spacing="normal" fo:font-style="normal" style:text-underline-style="none" fo:font-weight="normal" officeooo:rsid="0010997c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5" style:family="text">
      <style:text-properties fo:font-variant="normal" fo:text-transform="none" fo:color="#111111" loext:opacity="100%" style:font-name="Liberation Serif" fo:font-size="11pt" fo:letter-spacing="normal" fo:font-style="normal" style:text-underline-style="none" fo:font-weight="normal" officeooo:rsid="0002795f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6" style:family="text">
      <style:text-properties fo:font-variant="normal" fo:text-transform="none" fo:color="#111111" loext:opacity="100%" style:font-name="Liberation Serif" fo:font-size="11pt" fo:letter-spacing="normal" fo:font-style="normal" style:text-underline-style="none" fo:font-weight="normal" officeooo:rsid="00131127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7" style:family="text">
      <style:text-properties fo:font-variant="normal" fo:text-transform="none" fo:color="#111111" loext:opacity="100%" style:font-name="Liberation Serif" fo:font-size="11pt" fo:letter-spacing="normal" fo:font-style="normal" style:text-underline-style="none" fo:font-weight="normal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111111" loext:opacity="100%" style:font-name="Liberation Serif" fo:font-size="11pt" fo:letter-spacing="normal" fo:font-style="normal" style:text-underline-style="none" fo:font-weight="bold" officeooo:rsid="0002795f" fo:background-color="transparent" loext:char-shading-value="0" style:font-size-asian="11pt" style:font-weight-asian="bold" style:font-size-complex="11pt" style:font-weight-complex="bold" loext:padding="0in" loext:border="none"/>
    </style:style>
    <style:style style:name="T9" style:family="text">
      <style:text-properties fo:font-variant="normal" fo:text-transform="none" fo:color="#111111" loext:opacity="100%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transparent" loext:char-shading-value="0" style:font-size-asian="11pt" style:font-weight-asian="normal" style:font-size-complex="11pt" style:font-weight-complex="normal" loext:padding-left="0in" loext:padding-right="0in" loext:padding-top="0in" loext:padding-bottom="0.0193in" loext:border-left="none" loext:border-right="none" loext:border-top="none" loext:border-bottom="0.51pt solid #f53b0a"/>
    </style:style>
    <style:style style:name="T10" style:family="text">
      <style:text-properties fo:font-variant="normal" fo:text-transform="none" fo:color="#111111" loext:opacity="100%" style:text-line-through-style="none" style:text-line-through-type="none" style:font-name="Liberation Serif" fo:font-size="11pt" fo:letter-spacing="normal" fo:font-style="normal" style:text-underline-style="none" fo:font-weight="normal" style:text-blinking="false" fo:background-color="#feebe7" loext:char-shading-value="0" style:font-size-asian="11pt" style:font-weight-asian="normal" style:font-size-complex="11pt" style:font-weight-complex="normal" loext:padding-left="0in" loext:padding-right="0in" loext:padding-top="0in" loext:padding-bottom="0.0193in" loext:border-left="none" loext:border-right="none" loext:border-top="none" loext:border-bottom="0.51pt solid #f53b0a"/>
    </style:style>
    <style:style style:name="T11" style:family="text">
      <style:text-properties fo:font-variant="normal" fo:text-transform="none" fo:letter-spacing="normal" fo:font-style="normal"/>
    </style:style>
    <style:style style:name="T12" style:family="text">
      <style:text-properties fo:text-transform="uppercase" fo:color="#666666" loext:opacity="100%" style:font-name="Liberation Serif" fo:font-size="12pt" fo:letter-spacing="normal" fo:font-style="normal" fo:font-weight="normal" style:font-size-asian="12pt" style:font-size-complex="12pt" loext:padding="0in" loext:border="none"/>
    </style:style>
    <style:style style:name="T13" style:family="text">
      <style:text-properties fo:text-transform="uppercase" fo:color="#666666" loext:opacity="100%" style:font-name="Liberation Serif" fo:font-size="12pt" fo:letter-spacing="normal" fo:font-style="normal" fo:font-weight="normal" officeooo:rsid="00131127" style:font-size-asian="12pt" style:font-size-complex="12pt" loext:padding="0in" loext:border="none"/>
    </style:style>
    <style:style style:name="T14" style:family="text">
      <style:text-properties fo:text-transform="uppercase" fo:color="#666666" loext:opacity="100%" style:font-name="Liberation Serif" fo:font-size="12pt" fo:letter-spacing="normal" fo:font-style="normal" style:font-size-asian="12pt" style:font-size-complex="12pt" loext:padding="0in" loext:border="none"/>
    </style:style>
    <style:style style:name="T15" style:family="text">
      <style:text-properties fo:text-transform="uppercase" style:font-name="Liberation Serif" fo:font-size="12pt" fo:letter-spacing="normal" fo:font-style="normal" style:font-size-asian="12pt" style:font-size-complex="12pt" loext:padding="0in" loext:border="none"/>
    </style:style>
    <style:style style:name="T16" style:family="text">
      <style:text-properties fo:color="#111111" loext:opacity="100%" style:text-underline-style="none" style:font-weight-asian="normal" style:font-weight-complex="normal"/>
    </style:style>
    <style:style style:name="T17" style:family="text">
      <style:text-properties fo:color="#111111" loext:opacity="100%" style:text-line-through-style="none" style:text-line-through-type="none" style:font-name="Liberation Serif" fo:font-size="11pt" style:text-underline-style="none" style:text-blinking="false" fo:background-color="#feebe7" loext:char-shading-value="0" style:font-size-asian="11pt" style:font-weight-asian="normal" style:font-size-complex="11pt" style:font-weight-complex="normal" loext:padding-left="0in" loext:padding-right="0in" loext:padding-top="0in" loext:padding-bottom="0.0193in" loext:border-left="none" loext:border-right="none" loext:border-top="none" loext:border-bottom="0.51pt solid #f53b0a"/>
    </style:style>
    <style:style style:name="T18" style:family="text">
      <style:text-properties fo:color="#111111" loext:opacity="100%" style:font-name="Liberation Serif" fo:font-size="11pt" style:text-underline-style="none" style:font-size-asian="11pt" style:font-weight-asian="normal" style:font-size-complex="11pt" style:font-weight-complex="normal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below" style:vertical-rel="char" style:horizontal-pos="from-left" style:horizontal-rel="char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200 (Not Boring) Questions To Ask To Get To Know Someone Better</text:h>
      <text:p text:style-name="P12">Turn small talk into real talk. </text:p>
      <text:p text:style-name="P16"><text:span text:style-name="T1">Jasmine Gomez and Lindsey Geller. July 29, 2020 womenshealthmag.com</text:span></text:p>
      <text:p text:style-name="P16"><text:span text:style-name="T2"/></text:p>
      <text:p text:style-name="P10"><text:tab/>Choose a partner in your TD group, ask them if they would like to have a little chat with you.</text:p>
      <text:p text:style-name="P10">Then, randomly select some questions in the list (or ask them to give you random numbers that will enable you to ask a few questions), interview them in English...Be nice and polite, as you would the first day at work...It’s always nice to know one’s colleagues a little bit better. Once the first round of questions has been asked, let’s do the other way round...You will answer some questions…</text:p>
      <text:p text:style-name="P10"><text:tab/>When the given time is over, I will ask you to share what you have learnt.</text:p>
      <text:p text:style-name="P10">You will therefore use what is called “Reported Speech” in English (something that we need to use all the time in “real life”. </text:p>
      <text:p text:style-name="P10"/>
      <text:p text:style-name="P10">EX.: </text:p>
      <text:p text:style-name="P10">He/ She told me that he/ she liked to go to the cinema at least once a month…</text:p>
      <text:p text:style-name="P10">He/ She told me that he/ she have been playing tennis for 6 years…</text:p>
      <text:p text:style-name="P10">And your partner will also later report on what they have learnt about you.</text:p>
      <text:p text:style-name="P10"/>
      <text:p text:style-name="P17"><text:span text:style-name="T4"><text:tab/>I hope this little exercise will enable you to interact with members of your TD, to get to know them a little bit better...Which is important as a lot of your grades will depend on group projects and choosing the right people for your projects will undoubtedly be key to your success…:) </text:span></text:p>
      <text:p text:style-name="P17"><text:span text:style-name="T4"><text:tab/></text:span><text:span text:style-name="T5">Furthermore, this is what we call “small talk” in English, and the art of small talk is something we should all try to master as it often leads to a good integration in a group, in your workplace and enable</text:span><text:span text:style-name="T6">s</text:span><text:span text:style-name="T5"> people to feel at ease with you!</text:span><text:span text:style-name="T12"><text:line-break/></text:span></text:p>
      <text:p text:style-name="P11"><text:span text:style-name="T13"/></text:p>
      <text:p text:style-name="P19"><text:span text:style-name="T15">Questions:</text:span></text:p>
      <text:p text:style-name="P18"><text:span text:style-name="T12"/></text:p>
      <text:p text:style-name="P2">1<text:span text:style-name="T16">. What’s your favorite way to spend a day off?</text:span></text:p>
      <text:p text:style-name="P5">2. What type of music are you into?</text:p>
      <text:p text:style-name="P5">3. What was the best vacation you ever took and why?</text:p>
      <text:p text:style-name="P5">4. Where’s the next place on your travel bucket list and why?</text:p>
      <text:p text:style-name="P5">5, .What are your hobbies, and how did you get into them?</text:p>
      <text:p text:style-name="P5">6. What was your favorite age growing up?</text:p>
      <text:p text:style-name="P5">7. Was the last thing you read?</text:p>
      <text:p text:style-name="P5">8. Would you say you’re more of an extrovert or an introvert?</text:p>
      <text:p text:style-name="P5">9. What's your favorite ice cream topping?</text:p>
      <text:p text:style-name="P5">10. What was the last TV show you binge-watched?</text:p>
      <text:p text:style-name="P8"><text:span text:style-name="T3">11. Are </text:span><text:a xlink:type="simple" xlink:href="https://www.womenshealthmag.com/life/g27378838/best-true-crime-podcasts/" office:target-frame-name="_blank" xlink:show="new" text:style-name="Internet_20_link" text:visited-style-name="Visited_20_Internet_20_Link"><text:span text:style-name="T9">you into podcasts</text:span></text:a><text:span text:style-name="T3"> or do you only listen to music?</text:span></text:p>
      <text:p text:style-name="P6">12. Do you have a favorite holiday? Why or why not?</text:p>
      <text:p text:style-name="P6">13. If you could only eat one food for the rest of your life, what would it be?</text:p>
      <text:p text:style-name="P6">14. Do you like going to the movies or prefer watching at home?</text:p>
      <text:p text:style-name="P6">15. What’s your favorite sleeping position?</text:p>
      <text:p text:style-name="P6">17. In the summer, would you rather go to the beach or go camping?</text:p>
      <text:p text:style-name="P8"><text:span text:style-name="T3">18. What’s your </text:span><text:a xlink:type="simple" xlink:href="https://www.womenshealthmag.com/life/a23318459/greys-anatomy-quotes/" office:target-frame-name="_blank" xlink:show="new" text:style-name="Internet_20_link" text:visited-style-name="Visited_20_Internet_20_Link"><text:span text:style-name="T9">favorite quote from a TV show</text:span></text:a><text:span text:style-name="T3">/movie/book?</text:span></text:p>
      <text:p text:style-name="P6">120. What's one thing that can instantly make your day better?</text:p>
      <text:p text:style-name="P6">21. Do you have any pet peeves?</text:p>
      <text:p text:style-name="P6">22. Which meal is your favorite: breakfast, lunch, or dinner?</text:p>
      <text:p text:style-name="P5">23. What song always gets you out on the dance floor?</text:p>
      <text:p text:style-name="P5"><text:soft-page-break/>24. When you were a kid, did you eat the crusts on your sandwich or not?</text:p>
      <text:p text:style-name="P5">25. What activity instantly calms you?</text:p>
      <text:p text:style-name="P5">26. Ideally, how would you spend your birthday?</text:p>
      <text:p text:style-name="P5">27. What do you do on your commute to/from work?</text:p>
      <text:p text:style-name="P8"><text:span text:style-name="T7">28. Do you have a </text:span><text:a xlink:type="simple" xlink:href="https://www.womenshealthmag.com/fitness/g19931053/best-workout-pants-for-every-exercise/" office:target-frame-name="_blank" xlink:show="new" text:style-name="Internet_20_link" text:visited-style-name="Visited_20_Internet_20_Link"><text:span text:style-name="T10">favorite type of exercise</text:span></text:a><text:span text:style-name="T7">?</text:span></text:p>
      <text:p text:style-name="P5">29. What's your favorite season and why?</text:p>
      <text:p text:style-name="P5">30. What's the best joke you've ever heard?</text:p>
      <text:p text:style-name="P5">31. What's the phone app you use most?</text:p>
      <text:p text:style-name="P5">32. Would you rather cook or order in?</text:p>
      <text:p text:style-name="P5">33. Have your ever disliked something and then changed your mind?</text:p>
      <text:p text:style-name="P5">34. What's your favorite board game?</text:p>
      <text:p text:style-name="P5">35. How do you take your coffee?</text:p>
      <text:p text:style-name="P5"><draw:frame draw:style-name="fr1" draw:name="Frame1" text:anchor-type="char" svg:x="0in" svg:width="0.0161in" draw:z-index="0"><draw:text-box fo:min-height="0.0161in"><text:p text:style-name="P3">This content is imported from {embed-name}. You may be able to find the same content in another format, or you may be able to find more information, at their web site.</text:p></draw:text-box></draw:frame>36 What's your most prized possession and why?</text:p>
      <text:p text:style-name="P5">37. Is there any product that you couldn't live without?</text:p>
      <text:p text:style-name="P5">39. If you could have any exotic animal as a pet, which would it be?</text:p>
      <text:p text:style-name="P7"><text:span text:style-name="T11">40. What would be the first thing you'd do if you won the lottery?</text:span><text:line-break/><text:span text:style-name="T11">41. What’s your favorite thing about your current job?</text:span></text:p>
      <text:p text:style-name="P5">42. What annoys you most?</text:p>
      <text:p text:style-name="P5">46. Are you more of a "work to live" or a "live to work" type of person?</text:p>
      <text:p text:style-name="P5">47. Does your job make you feel happy and fulfilled? Why or why not?</text:p>
      <text:p text:style-name="P5">48. How would your 10-year-old self react to what you do now?</text:p>
      <text:p text:style-name="P5">52. What originally got you interested in your current field of work?</text:p>
      <text:p text:style-name="P5"/>
      <text:p text:style-name="P5">54. What’s your favorite part of the workday?</text:p>
      <text:p text:style-name="P5">57. Do you consider yourself good at networking?</text:p>
      <text:p text:style-name="P5">58. What career advice would you give to your younger self?</text:p>
      <text:p text:style-name="P5">59. Do you believe in having a "five-year plan"?</text:p>
      <text:p text:style-name="P5">60. How do you separate your work life from your home life?</text:p>
      <text:p text:style-name="P9">61. When will you know you've "made it"?</text:p>
      <text:p text:style-name="P5">62. Are you looking forward to retiring, or do you plan to work as long as possible?</text:p>
      <text:p text:style-name="P8"><text:span text:style-name="T7">63. Have you ever had </text:span><text:a xlink:type="simple" xlink:href="https://www.womenshealthmag.com/health/a27018815/what-is-impostor-syndrome/" office:target-frame-name="_blank" xlink:show="new" text:style-name="Internet_20_link" text:visited-style-name="Visited_20_Internet_20_Link"><text:span text:style-name="T10">"imposter syndrome"</text:span></text:a><text:span text:style-name="T7">?</text:span></text:p>
      <text:p text:style-name="P5">64. What do you think about workaholics?</text:p>
      <text:p text:style-name="P5">65. What qualities do you look for in a boss?</text:p>
      <text:p text:style-name="P5">66. Do you have a professional mentor? If not, do you want one?</text:p>
      <text:p text:style-name="P5">67. Do you have a work best friend?</text:p>
      <text:p text:style-name="P5">68. Are you into after-work happy hours?</text:p>
      <text:p text:style-name="P5">69. How do you motivate yourself in your career?</text:p>
      <text:p text:style-name="P5">70. What's the best career advice you've ever heard?</text:p>
      <text:p text:style-name="P5">71. What's the worst career advice you've ever received?</text:p>
      <text:p text:style-name="P5">72. When you started your current job, what most surprised you?</text:p>
      <text:p text:style-name="P5">73. How do you pick yourself back up after making a mistake at work?</text:p>
      <text:p text:style-name="P8"><text:span text:style-name="T7">74. How do you </text:span><text:a xlink:type="simple" xlink:href="https://www.womenshealthmag.com/uk/health/mental-health/a27182063/unhealthily-stressed/" office:target-frame-name="_blank" xlink:show="new" text:style-name="Internet_20_link" text:visited-style-name="Visited_20_Internet_20_Link"><text:span text:style-name="T10">deal with work stress</text:span></text:a><text:span text:style-name="T7">?</text:span></text:p>
      <text:p text:style-name="P5">75. What energizes you about your career?</text:p>
      <text:p text:style-name="P5">76. What's one work-related thing you want to accomplish in the next year?</text:p>
      <text:p text:style-name="P5">77. Who has had the biggest impact on your career choice?</text:p>
      <text:p text:style-name="P5">78. What does your family think of your career?</text:p>
      <text:p text:style-name="P5">79. What's the best thing you've learned in your current position?</text:p>
      <text:p text:style-name="P5">80. If you could do it all over again, would you pursue the same career? Why or why not?</text:p>
      <text:p text:style-name="P4"><text:span text:style-name="T18">121. What’s a </text:span><text:a xlink:type="simple" xlink:href="https://www.womenshealthmag.com/relationships/a19982139/relationship-dealbreakers/" office:target-frame-name="_blank" xlink:show="new" text:style-name="Internet_20_link" text:visited-style-name="Visited_20_Internet_20_Link"><text:span text:style-name="T17">relationship deal breaker</text:span></text:a><text:span text:style-name="T18"> for you?</text:span></text:p>
      <text:p text:style-name="P5"><text:soft-page-break/>122. If you had only one sense (hearing, touch, sight, etc.), which would you want?</text:p>
      <text:p text:style-name="P5">123. What is your definition of success?</text:p>
      <text:p text:style-name="P5">124. What makes you feel at peace?</text:p>
      <text:p text:style-name="P5">125. What are you most proud of in the last year?</text:p>
      <text:p text:style-name="P5">126. What makes you feel most accomplished?</text:p>
      <text:p text:style-name="P5">127. Who do you admire most in the world?</text:p>
      <text:p text:style-name="P5">128. Would you rather make more money doing a job you hate or less doing one you love?</text:p>
      <text:p text:style-name="P5">129. Which of your personality traits are you most proud of?</text:p>
      <text:p text:style-name="P5">130. What’s the first thing you look for in a partner and/or friend?</text:p>
      <text:p text:style-name="P5">131. How has your perspective on the world changed over time?</text:p>
      <text:p text:style-name="P5">132. Do you live by any piece of advice or motto?</text:p>
      <text:p text:style-name="P5">133. How can someone earn your trust?</text:p>
      <text:p text:style-name="P5">134. How can someone lose your trust?</text:p>
      <text:p text:style-name="P5">135. Would you rather someone be honest and hurt your feelings or lie to protect them?</text:p>
      <text:p text:style-name="P5">136. If you could snap your fingers and instantly make the world better, what would you do?</text:p>
      <text:p text:style-name="P8"><text:span text:style-name="T7">137. Do you </text:span><text:a xlink:type="simple" xlink:href="https://www.womenshealthmag.com/life/a27480357/gemini-season-may-astrology/" office:target-frame-name="_blank" xlink:show="new" text:style-name="Internet_20_link" text:visited-style-name="Visited_20_Internet_20_Link"><text:span text:style-name="T10">believe in astrology</text:span></text:a><text:span text:style-name="T7">? Why or why not?</text:span></text:p>
      <text:p text:style-name="P5">138. Have you ever lost a friend? If so, what happened?</text:p>
      <text:p text:style-name="P5">139. If you could only teach one thing to your (future) child, what would it be?</text:p>
      <text:p text:style-name="P5">140. What’s the scariest thing you’ve ever done, and why did you do it?</text:p>
      <text:p text:style-name="P5">141. Do you believe in second chances?</text:p>
      <text:p text:style-name="P5">142. Where do you get your news?</text:p>
      <text:p text:style-name="P8"><text:span text:style-name="T7">143. What is your biggest </text:span><text:a xlink:type="simple" xlink:href="https://www.womenshealthmag.com/health/a19928685/top-10-phobias/" office:target-frame-name="_blank" xlink:show="new" text:style-name="Internet_20_link" text:visited-style-name="Visited_20_Internet_20_Link"><text:span text:style-name="T10">irrational fear</text:span></text:a><text:span text:style-name="T7">?</text:span></text:p>
      <text:p text:style-name="P5">144. Are you active on social media, or do you prefer to be more private?</text:p>
      <text:p text:style-name="P5">145. Do you volunteer at all?</text:p>
      <text:p text:style-name="P5">145. Do you believe you should do one thing a day that scares you?</text:p>
      <text:p text:style-name="P5">148. How do you define beauty?</text:p>
      <text:p text:style-name="P5">149. Do you believe in life on other planets?</text:p>
      <text:p text:style-name="P5">150. How do you interact with someone who disagrees with you?</text:p>
      <text:p text:style-name="P5">151. If you could do anything, besides what you're doing now, what would you do?</text:p>
      <text:p text:style-name="P5">152. What do you regret not doing in the last year?</text:p>
      <text:p text:style-name="P8"><text:span text:style-name="T7">153. What’s on your </text:span><text:a xlink:type="simple" xlink:href="https://www.womenshealthmag.com/fitness/a19981348/fitness-bucket-list/" office:target-frame-name="_blank" xlink:show="new" text:style-name="Internet_20_link" text:visited-style-name="Visited_20_Internet_20_Link"><text:span text:style-name="T10">bucket list</text:span></text:a><text:span text:style-name="T7">?</text:span></text:p>
      <text:p text:style-name="P5">154. If you had unlimited money to start your own business, what would it be?</text:p>
      <text:p text:style-name="P5">155. If you found out today was your last day on Earth, what would you do?</text:p>
      <text:p text:style-name="P5">156. If you could live anywhere in the world, where would it be?</text:p>
      <text:p text:style-name="P5">157. A genie gives you three wishes—what are they?</text:p>
      <text:p text:style-name="P5">158. If you had the opportunity to be immortal, would you take it?</text:p>
      <text:p text:style-name="P8"><text:span text:style-name="T7">158. Which </text:span><text:a xlink:type="simple" xlink:href="https://www.womenshealthmag.com/life/g23595858/famous-celebrity-friendships/" office:target-frame-name="_blank" xlink:show="new" text:style-name="Internet_20_link" text:visited-style-name="Visited_20_Internet_20_Link"><text:span text:style-name="T10">famous person in history would you want to spend the day with</text:span></text:a><text:span text:style-name="T7">?</text:span></text:p>
      <text:p text:style-name="P5">157. If you could time travel, when and where would you go?</text:p>
      <text:p text:style-name="P5">158. Do you think you'll likely accomplish all your dreams?</text:p>
      <text:p text:style-name="P5">159. If you could magically become famous, would you want to?</text:p>
      <text:p text:style-name="P5">160. If you could relive one moment in your life, which would it be?</text:p>
      <text:p text:style-name="P5">177. Who would play you in the movie of your life?</text:p>
      <text:p text:style-name="P5">180. Do you trust your own memory? Why or why not?</text:p>
      <text:p text:style-name="P5">181. Which fictional character do you relate to most?</text:p>
      <text:p text:style-name="P5">182. What, if anything, would make you walk out in the middle of a movie?</text:p>
      <text:p text:style-name="P15">192. What's your opinion on modern art?</text:p>
      <text:p text:style-name="P15">195. What was the first thing you wanted to be when you grew up?</text:p>
      <text:p text:style-name="P5">196. If you could own a mythical creature (unicorn, phoenix, etc.), which one would you pick?</text:p>
      <text:p text:style-name="P5"><text:soft-page-break/>197. What's your least favorite place in the world?</text:p>
      <text:p text:style-name="P5">198. Would you rather have your dishes or clothes be magically clean?</text:p>
      <text:p text:style-name="P7"><text:span text:style-name="T11">199. What's your favorite story about yourself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rter" svg:font-family="Charter, Georgia, Times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ational2" svg:font-family="National2, Helvetica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4T14:55:20.908913799</meta:creation-date>
    <dc:date>2023-09-04T10:47:34.944910233</dc:date>
    <meta:editing-duration>PT11M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34" meta:word-count="1605" meta:character-count="8341" meta:non-whitespace-character-count="6862"/>
  </office:meta>
</office:document-meta>
</file>